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ca138" officeooo:paragraph-rsid="001ca138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25f9ab" officeooo:paragraph-rsid="0025f9ab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227867" officeooo:paragraph-rsid="0025f9ab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25f9ab" officeooo:paragraph-rsid="0025f9ab" style:font-weight-asian="normal" style:font-weight-complex="normal"/>
    </style:style>
    <style:style style:name="T1" style:family="text">
      <style:text-properties officeooo:rsid="0025f9ab"/>
    </style:style>
    <style:style style:name="T2" style:family="text">
      <style:text-properties officeooo:rsid="0026c2e4"/>
    </style:style>
    <style:style style:name="T3" style:family="text">
      <style:text-properties officeooo:rsid="0027a0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xt</text:span> Format for Ocarina Music</text:p>
      <text:p text:style-name="P1"/>
      <text:p text:style-name="P4">The simple format for Ocarina Music uses the extension .oc1. Eventually I hope to directly import the “ABC” format.</text:p>
      <text:p text:style-name="P4"/>
      <text:p text:style-name="P2">Comments</text:p>
      <text:p text:style-name="P2"/>
      <text:p text:style-name="P4">Anything following a // is ignored.</text:p>
      <text:p text:style-name="P4">Blank lines are ignored</text:p>
      <text:p text:style-name="P4"/>
      <text:p text:style-name="P2">Assigns</text:p>
      <text:p text:style-name="P2"/>
      <text:p text:style-name="P4">Assigns can set values to name, author, speed and beats. The format is key := value</text:p>
      <text:p text:style-name="P4"/>
      <text:p text:style-name="P2">Music</text:p>
      <text:p text:style-name="P2"/>
      <text:p text:style-name="P4">Other non blank lines are music bars seperated by | <text:s/></text:p>
      <text:p text:style-name="P4"/>
      <text:p text:style-name="P4">Bars which are empty are not compiled. If you want an empty bar do | &amp; |</text:p>
      <text:p text:style-name="P4"/>
      <text:p text:style-name="P4">a-gA-G represent notes from A4 up, which have a default length of 1 beat The note can be followed by a ‘#’ which increments it by 1 chromatically.</text:p>
      <text:p text:style-name="P4"/>
      <text:p text:style-name="P4">&amp; which is a rest “note”.</text:p>
      <text:p text:style-name="P4"/>
      <text:p text:style-name="P4">= - o . <text:s/><text:span text:style-name="T2">are adjusters to the current time.</text:span></text:p>
      <text:p text:style-name="P3"/>
      <text:p text:style-name="P4">Bars are padded out to the requisite length at the end <text:span text:style-name="T3">with rest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0:04:27.714384402</meta:creation-date>
    <dc:date>2017-05-12T12:49:42.216676248</dc:date>
    <meta:editing-duration>PT19M57S</meta:editing-duration>
    <meta:editing-cycles>8</meta:editing-cycles>
    <meta:generator>LibreOffice/5.3.2.2$Linux_X86_64 LibreOffice_project/30m0$Build-2</meta:generator>
    <meta:document-statistic meta:table-count="0" meta:image-count="0" meta:object-count="0" meta:page-count="1" meta:paragraph-count="14" meta:word-count="137" meta:character-count="710" meta:non-whitespace-character-count="584"/>
  </office:meta>
</office:document-meta>
</file>